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8.454cm"/>
    </style:style>
    <style:style style:name="co7" style:family="table-column">
      <style:table-column-properties fo:break-before="auto" style:column-width="2.63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17cm"/>
    </style:style>
    <style:style style:name="ro3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79cm" fo:break-before="auto" style:use-optimal-row-height="false"/>
    </style:style>
    <style:style style:name="ro6" style:family="table-row">
      <style:table-row-properties style:row-height="1.235cm" fo:break-before="auto" style:use-optimal-row-height="true"/>
    </style:style>
    <style:style style:name="ro7" style:family="table-row">
      <style:table-row-properties style:row-height="0.917cm" fo:break-before="auto" style:use-optimal-row-height="true"/>
    </style:style>
    <style:style style:name="ro8" style:family="table-row">
      <style:table-row-properties style:row-height="1.341cm" fo:break-before="auto" style:use-optimal-row-height="true"/>
    </style:style>
    <style:style style:name="ro9" style:family="table-row">
      <style:table-row-properties style:row-height="0.6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57" style:family="table-cell" style:parent-style-name="Default">
      <style:text-properties fo:color="#c9211e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Accent_20_3">
      <style:table-cell-properties fo:background-color="#ffe994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Accent_20_3">
      <style:table-cell-properties fo:background-color="#f6f9d4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6f9d4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text-properties fo:color="#999999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0c2cd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e0c2cd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Accent_20_3">
      <style:table-cell-properties fo:background-color="#e0c2cd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Accent_20_3">
      <style:table-cell-properties fo:background-color="#f6f9d4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Accent_20_3">
      <style:table-cell-properties fo:background-color="#f6f9d4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Accent_20_3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ff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Accent_20_3">
      <style:table-cell-properties fo:background-color="#dee6ef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fo:color="#80008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color="#999999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CJK SC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8" style:family="table-cell" style:parent-style-name="Accent_20_3">
      <style:table-cell-properties fo:background-color="#d4ea6b" style:cell-protect="hidden-and-protected" style:print-content="fals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Accent_20_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ext-properties fo:color="#c9211e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50)" table:allow-empty-cell="false" table:base-cell-address="mp计算.A8">
          <table:error-message table:message-type="stop" table:display="true"/>
        </table:content-validation>
        <table:content-validation table:name="val2" table:condition="of:cell-content-is-in-list(&quot;Y&quot;;&quot;N&quot;)" table:allow-empty-cell="true" table:display-list="unsorted" table:base-cell-address="mp计算.D2">
          <table:error-message table:message-type="stop" table:display="true"/>
        </table:content-validation>
        <table:content-validation table:name="val3" table:condition="of:cell-content-is-in-list(&quot;A&quot;;&quot;B&quot;;&quot;C&quot;;&quot;M/D&quot;)" table:allow-empty-cell="true" table:display-list="unsorted" table:base-cell-address="mp计算.D6">
          <table:error-message table:message-type="stop" table:display="true"/>
        </table:content-validation>
        <table:content-validation table:name="val4" table:base-cell-address="mp计算.F2">
          <table:error-message table:message-type="stop" table:display="true"/>
        </table:content-validation>
        <table:content-validation table:name="val5" table:condition="of:cell-content-is-whole-number() and cell-content-is-between(-150,150)" table:allow-empty-cell="true" table:base-cell-address="mp计算.B6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)" table:allow-empty-cell="true" table:display-list="unsorted" table:base-cell-address="mp计算.B2">
          <table:error-message table:message-type="stop" table:display="true"/>
        </table:content-validation>
        <table:content-validation table:name="val7" table:condition="of:cell-content-is-in-list(&quot;100&quot;;&quot;150&quot;)" table:allow-empty-cell="true" table:display-list="unsorted" table:base-cell-address="mp计算.F1">
          <table:error-message table:message-type="stop" table:display="true"/>
        </table:content-validation>
      </table:content-validations>
      <table:table table:name="mp计算" table:style-name="ta1">
        <table:table-column table:style-name="co7" table:default-cell-style-name="ce16"/>
        <table:table-column table:style-name="co8" table:default-cell-style-name="ce16"/>
        <table:table-column table:style-name="co9" table:number-columns-repeated="5" table:default-cell-style-name="ce16"/>
        <table:table-column table:style-name="co4" table:number-columns-repeated="1017" table:default-cell-style-name="ce16"/>
        <table:table-row table:style-name="ro9">
          <table:table-cell table:style-name="ce5"/>
          <table:table-cell table:style-name="ce20" office:value-type="string" calcext:value-type="string">
            <text:p>第一位</text:p>
          </table:table-cell>
          <table:table-cell table:style-name="ce20" office:value-type="string" calcext:value-type="string">
            <text:p>第二位</text:p>
          </table:table-cell>
          <table:table-cell table:style-name="ce20" office:value-type="string" calcext:value-type="string">
            <text:p>第三位</text:p>
          </table:table-cell>
          <table:table-cell table:style-name="ce30" office:value-type="string" calcext:value-type="string" table:number-columns-spanned="2" table:number-rows-spanned="1">
            <text:p>魔纪Mp计算 (Ver 0.02)</text:p>
          </table:table-cell>
          <table:covered-table-cell table:style-name="ce37"/>
          <table:table-cell table:number-columns-repeated="1018"/>
        </table:table-row>
        <table:table-row table:style-name="ro9">
          <table:table-cell table:style-name="ce20" office:value-type="string" calcext:value-type="string">
            <text:p>行动盘</text:p>
          </table:table-cell>
          <table:table-cell table:number-columns-repeated="3" table:style-name="ce10" table:content-validation-name="val3" office:value-type="string" calcext:value-type="string">
            <text:p>A</text:p>
          </table:table-cell>
          <table:table-cell table:style-name="ce34" table:content-validation-name="val4" office:value-type="string" calcext:value-type="string" table:number-columns-spanned="2" table:number-rows-spanned="3">
            <text:p><text:span text:style-name="T2">(数据来自魔法纪录中文wiki)</text:span></text:p>
            <text:p><text:span text:style-name="T3">在白色区域输入数据</text:span></text:p>
            <text:p><text:span text:style-name="T3">其中，Mp参数默认乘100</text:span></text:p>
            <text:p><text:span text:style-name="T3">行动盘未生效就留空</text:span></text:p>
          </table:table-cell>
          <table:covered-table-cell table:style-name="ce38"/>
          <table:table-cell table:style-name="Default" table:number-columns-repeated="2"/>
          <table:table-cell table:number-columns-repeated="1016"/>
        </table:table-row>
        <table:table-row table:style-name="ro9">
          <table:table-cell table:style-name="ce20" office:value-type="string" calcext:value-type="string">
            <text:p>Ac Mp 总和</text:p>
          </table:table-cell>
          <table:table-cell table:number-columns-repeated="3" table:style-name="ce19" table:content-validation-name="val4" office:value-type="float" office:value="0" calcext:value-type="float">
            <text:p>0</text:p>
          </table:table-cell>
          <table:covered-table-cell table:number-columns-repeated="2" table:style-name="ce51"/>
          <table:table-cell table:style-name="Default" table:number-columns-repeated="2"/>
          <table:table-cell table:number-columns-repeated="1016"/>
        </table:table-row>
        <table:table-row table:style-name="ro9">
          <table:table-cell table:style-name="ce20" office:value-type="string" calcext:value-type="string">
            <text:p>Mp 提升率</text:p>
          </table:table-cell>
          <table:table-cell table:number-columns-repeated="3" table:style-name="ce31" office:value-type="float" office:value="0" calcext:value-type="float">
            <text:p>0</text:p>
          </table:table-cell>
          <table:covered-table-cell table:number-columns-repeated="2" table:style-name="ce51"/>
          <table:table-cell table:style-name="Default" table:number-columns-repeated="2"/>
          <table:table-cell table:style-name="ce41"/>
          <table:table-cell table:number-columns-repeated="1015"/>
        </table:table-row>
        <table:table-row table:style-name="ro9">
          <table:table-cell table:style-name="ce20" office:value-type="string" calcext:value-type="string">
            <text:p>角色 Mp 率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5" table:formula="of:=MIN([.$B$10];[.B$6]+FLOOR((1+0.01*[.B$5])*(1+0.01*[.B$4])*FLOOR(IF([.B$2]=&quot;A&quot;;[.$F$6];0)*ROUND((1+0.01*[.B$3])*7*IF([.$C$8]=&quot;Y&quot;;1.5;1)+IF([.$B$2]=&quot;A&quot;;3;0)))))" office:value-type="float" office:value="10" calcext:value-type="float">
            <text:p>10</text:p>
          </table:table-cell>
          <table:table-cell table:style-name="ce35" table:formula="of:=MIN([.$B$10];[.E5]+[.C$6]+FLOOR((1+0.01*[.C$5])*(1+0.01*[.C$4])*FLOOR(IF([.C$2]=&quot;A&quot;;[.$F$7];0)*ROUND((1+0.01*[.C$3])*7*1.5*IF([.$C$8]=&quot;Y&quot;;1.5;1)+IF([.$B$2]=&quot;A&quot;;3;0)))))" office:value-type="float" office:value="24" calcext:value-type="float">
            <text:p>24</text:p>
          </table:table-cell>
          <table:table-cell table:style-name="Default"/>
          <table:table-cell/>
          <table:table-cell table:style-name="ce42"/>
          <table:table-cell table:number-columns-repeated="1015"/>
        </table:table-row>
        <table:table-row table:style-name="ro9">
          <table:table-cell table:style-name="ce20" office:value-type="string" calcext:value-type="string">
            <text:p>额外 Mp 来源</text:p>
          </table:table-cell>
          <table:table-cell table:number-columns-repeated="3" table:style-name="ce31" table:content-validation-name="val5" office:value-type="float" office:value="0" calcext:value-type="float">
            <text:p>0</text:p>
          </table:table-cell>
          <table:table-cell table:style-name="ce35" table:formula="of:=MIN(20;[.$B$8])" office:value-type="float" office:value="0" calcext:value-type="float">
            <text:p>0</text:p>
          </table:table-cell>
          <table:table-cell table:style-name="ce39" table:formula="of:=COM.MICROSOFT.SWITCH(SUM(IF([.E6]&gt;=15);IF([.E6]&gt;=10);IF([.E6]&gt;=5));3;([.E6]-15)*0.5+5.5;2;([.E6]-10)*0.4+3.5;1;([.E6]-5)*0.2+2.5;0;([.E6])*0.3+1)" office:value-type="float" office:value="1" calcext:value-type="float">
            <text:p>1</text:p>
          </table:table-cell>
          <table:table-cell table:style-name="Default"/>
          <table:table-cell/>
          <table:table-cell table:style-name="ce43"/>
          <table:table-cell table:number-columns-repeated="1015"/>
        </table:table-row>
        <table:table-row table:style-name="ro9">
          <table:table-cell table:style-name="ce2" office:value-type="string" calcext:value-type="string">
            <text:p>初始Mp</text:p>
          </table:table-cell>
          <table:table-cell table:style-name="ce17" office:value-type="string" calcext:value-type="string">
            <text:p>C数<text:span text:style-name="T1">(+3C加成)</text:span></text:p>
          </table:table-cell>
          <table:table-cell table:style-name="ce6" office:value-type="string" calcext:value-type="string">
            <text:p>是否镜层?</text:p>
          </table:table-cell>
          <table:table-cell table:style-name="ce6" office:value-type="string" calcext:value-type="string">
            <text:p>C不消耗?</text:p>
          </table:table-cell>
          <table:table-cell table:style-name="ce35" table:formula="of:=MIN(20;IF([.$D$8]=&quot;N&quot;;COM.MICROSOFT.SWITCH([.B$2];&quot;C&quot;;[.$E6]+1;&quot;M/D&quot;;[.$E6];&quot;A&quot;;0;&quot;B&quot;;0);IF([.B$2]=&quot;C&quot;;[.$E6]+1;[.$E6])))" office:value-type="float" office:value="0" calcext:value-type="float">
            <text:p>0</text:p>
          </table:table-cell>
          <table:table-cell table:style-name="ce39" table:formula="of:=COM.MICROSOFT.SWITCH(SUM(IF([.E7]&gt;=15);IF([.E7]&gt;=10);IF([.E7]&gt;=5));3;([.E7]-15)*0.5+5.5;2;([.E7]-10)*0.4+3.5;1;([.E7]-5)*0.2+2.5;0;([.E7])*0.3+1)"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9">
          <table:table-cell table:style-name="ce12" table:content-validation-name="val1" office:value-type="float" office:value="0" calcext:value-type="float">
            <text:p>0</text:p>
          </table:table-cell>
          <table:table-cell table:style-name="ce36" table:content-validation-name="val6" office:value-type="float" office:value="0" calcext:value-type="float">
            <text:p>0</text:p>
          </table:table-cell>
          <table:table-cell table:number-columns-repeated="2" table:style-name="ce7" table:content-validation-name="val2" office:value-type="string" calcext:value-type="string">
            <text:p>N</text:p>
          </table:table-cell>
          <table:table-cell table:style-name="ce35" table:formula="of:=MIN(20;IF([.$D$8]=&quot;N&quot;;COM.MICROSOFT.SWITCH([.C$2];&quot;C&quot;;[.$E7]+1;&quot;M/D&quot;;[.$E7];&quot;A&quot;;0;&quot;B&quot;;0);IF([.C$2]=&quot;C&quot;;[.$E7]+1;[.$E7])))" office:value-type="float" office:value="0" calcext:value-type="float">
            <text:p>0</text:p>
          </table:table-cell>
          <table:table-cell table:style-name="ce39" table:formula="of:=COM.MICROSOFT.SWITCH(SUM(IF([.E8]&gt;=15);IF([.E8]&gt;=10);IF([.E8]&gt;=5));3;([.E8]-15)*0.5+5.5;2;([.E8]-10)*0.4+3.5;1;([.E8]-5)*0.2+2.5;0;([.E8])*0.3+1)" office:value-type="float" office:value="1" calcext:value-type="float">
            <text:p>1</text:p>
          </table:table-cell>
          <table:table-cell table:style-name="Default"/>
          <table:table-cell table:number-columns-repeated="1017"/>
        </table:table-row>
        <table:table-row table:style-name="ro9">
          <table:table-cell table:style-name="ce13" office:value-type="string" calcext:value-type="string">
            <text:p>B盘mp?(未实装)</text:p>
          </table:table-cell>
          <table:table-cell table:style-name="ce17" office:value-type="string" calcext:value-type="string">
            <text:p>Mp最大值</text:p>
          </table:table-cell>
          <table:table-cell table:style-name="ce29" office:value-type="string" calcext:value-type="string">
            <text:p>最终C数</text:p>
          </table:table-cell>
          <table:table-cell table:style-name="ce27" office:value-type="string" calcext:value-type="string">
            <text:p>最终Mp</text:p>
          </table:table-cell>
          <table:table-cell table:style-name="ce45" office:value-type="string" calcext:value-type="string" table:number-columns-spanned="2" table:number-rows-spanned="2">
            <text:p>上方为电脑计算区域</text:p>
          </table:table-cell>
          <table:covered-table-cell table:style-name="Default"/>
          <table:table-cell table:style-name="Default" table:number-columns-repeated="2"/>
          <table:table-cell table:number-columns-repeated="1016"/>
        </table:table-row>
        <table:table-row table:style-name="ro9">
          <table:table-cell table:style-name="ce15" table:content-validation-name="val2" office:value-type="string" calcext:value-type="string">
            <text:p>N</text:p>
          </table:table-cell>
          <table:table-cell table:style-name="ce36" table:content-validation-name="val7" office:value-type="float" office:value="100" calcext:value-type="float">
            <text:p>100</text:p>
          </table:table-cell>
          <table:table-cell table:style-name="ce27" table:formula="of:=MIN(20;IF([.$D$8]=&quot;N&quot;;COM.MICROSOFT.SWITCH([.D$2];&quot;C&quot;;[.$E8]+1;&quot;M/D&quot;;[.$E8];&quot;A&quot;;0;&quot;B&quot;;0);IF([.D$2]=&quot;C&quot;;[.$E8]+1;[.$E8])))" office:value-type="float" office:value="0" calcext:value-type="float">
            <text:p>0</text:p>
          </table:table-cell>
          <table:table-cell table:style-name="ce27" table:formula="of:=MIN([.$B$10];[.F5]+[.D$6]+FLOOR((1+0.01*[.D$5])*(1+0.01*[.D$4])*FLOOR(IF([.D$2]=&quot;A&quot;;[.$F$8];0)*ROUND((1+0.01*[.D$3])*7*2*IF([.$C$8]=&quot;Y&quot;;1.5;1)+IF([.$B$2]=&quot;A&quot;;3;0)))))" office:value-type="float" office:value="41" calcext:value-type="float">
            <text:p>41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9">
          <table:table-cell table:style-name="Default" table:number-columns-repeated="4"/>
          <table:table-cell table:style-name="ce46"/>
          <table:table-cell table:number-columns-repeated="1019"/>
        </table:table-row>
        <table:table-row table:style-name="ro9">
          <table:table-cell table:style-name="Default" table:number-columns-repeated="5"/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状态叠加计算器" table:style-name="ta1">
        <table:table-column table:style-name="co4" table:default-cell-style-name="ce64"/>
        <table:table-column table:style-name="co4" table:default-cell-style-name="ce66"/>
        <table:table-column table:style-name="co4" table:default-cell-style-name="ce64"/>
        <table:table-column table:style-name="co4" table:default-cell-style-name="ce66"/>
        <table:table-row table:style-name="ro3">
          <table:table-cell office:value-type="string" calcext:value-type="string" table:number-columns-spanned="2" table:number-rows-spanned="1">
            <text:p>acceleMP</text:p>
          </table:table-cell>
          <table:covered-table-cell/>
          <table:table-cell office:value-type="string" calcext:value-type="string" table:number-columns-spanned="2" table:number-rows-spanned="1">
            <text:p>MP获得量</text:p>
          </table:table-cell>
          <table:covered-table-cell/>
        </table:table-row>
        <table:table-row table:style-name="ro3">
          <table:table-cell table:style-name="ce65" office:value-type="string" calcext:value-type="string">
            <text:p>数目*100</text:p>
          </table:table-cell>
          <table:table-cell table:style-name="ce65" office:value-type="string" calcext:value-type="string">
            <text:p>时长</text:p>
          </table:table-cell>
          <table:table-cell table:style-name="ce65" office:value-type="string" calcext:value-type="string">
            <text:p>数目*100</text:p>
          </table:table-cell>
          <table:table-cell table:style-name="ce65" office:value-type="string" calcext:value-type="string">
            <text:p>时长</text:p>
          </table:table-cell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Default"/>
        </table:table-row>
      </table:table>
      <table:table table:name="todo-feature" table:style-name="ta1">
        <table:table-column table:style-name="co5" table:default-cell-style-name="Default"/>
        <table:table-column table:style-name="co4" table:default-cell-style-name="Default"/>
        <table:table-row table:style-name="ro3">
          <table:table-cell/>
          <table:table-cell office:value-type="string" calcext:value-type="string">
            <text:p>done？</text:p>
          </table:table-cell>
        </table:table-row>
        <table:table-row table:style-name="ro3">
          <table:table-cell office:value-type="string" calcext:value-type="string">
            <text:p>攻击mp完整计算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67" office:value-type="string" calcext:value-type="string">
            <text:p>受击MP</text:p>
          </table:table-cell>
          <table:table-cell office:value-type="float" office:value="0" calcext:value-type="float">
            <text:p>0</text:p>
          </table:table-cell>
        </table:table-row>
      </table:table>
      <table:table table:name="知识" table:style-name="ta1">
        <table:table-column table:style-name="co6" table:default-cell-style-name="ce68"/>
        <table:table-row table:style-name="ro5">
          <table:table-cell office:value-type="string" calcext:value-type="string">
            <text:p>攻击MP = floor (floor (round (单盘原始MP × AcceleMP Buff) × 叠C倍率) × 角色的攻击MP率 × MP获得量Buff)</text:p>
          </table:table-cell>
        </table:table-row>
        <table:table-row table:style-name="ro6">
          <table:table-cell office:value-type="string" calcext:value-type="string">
            <text:p>受击MP = floor (4 × 镜界系数 × 角色的受击MP率 × MP获得量Buff)</text:p>
          </table:table-cell>
        </table:table-row>
        <table:table-row table:style-name="ro7">
          <table:table-cell table:style-name="ce67" office:value-type="string" calcext:value-type="string">
            <text:p>AcceleMP Buff = (1 + 所有AcceleMPUP技能<text:a xlink:href="https://magireco.moe/wiki/File:Icon_skill_1090.png" xlink:type="simple"> </text:a>的效果之和 - 所有AcceleMPDOWN技能<text:a xlink:href="https://magireco.moe/wiki/File:Icon_skill_1099.png" xlink:type="simple"> </text:a>的效果之和)</text:p>
          </table:table-cell>
        </table:table-row>
        <table:table-row table:style-name="ro8">
          <table:table-cell table:style-name="ce67" office:value-type="string" calcext:value-type="string">
            <text:p>MP获得量Buff = (1 + 所有MP获得量UP技能<text:a xlink:href="https://magireco.moe/wiki/File:Icon_skill_1093.png" xlink:type="simple"> </text:a>的效果之和 - 所有MP获得量DOWN技能<text:a xlink:href="https://magireco.moe/wiki/Special:文件路径/Icon_skill_1102.png" xlink:type="simple"> </text:a>的效果之和 + 所有MP100以上时MP获得量UP技能<text:a xlink:href="https://magireco.moe/wiki/Special:文件路径/Icon_skill_1216.png" xlink:type="simple"> </text:a>的技能之和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00/00/00</text:date>, <text:time style:data-style-name="N2" text:time-value="10:15:14.87184416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0:49:16.102042734</meta:creation-date>
    <dc:date>2023-04-20T03:42:30.869201814</dc:date>
    <meta:editing-duration>PT9H29M7S</meta:editing-duration>
    <meta:editing-cycles>637</meta:editing-cycles>
    <meta:generator>LibreOffice/7.0.4.2$Linux_X86_64 LibreOffice_project/00$Build-2</meta:generator>
    <meta:document-statistic meta:table-count="4" meta:cell-count="67" meta:object-count="0"/>
  </office:meta>
</office:document-meta>
</file>